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20_09-42-58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0_10-32-46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20_12-48-53_000.jpg</text:p>
          </table:table-cell>
          <table:table-cell table:style-name="ce16" office:value-type="string">
            <text:p>:m RES 1-2*2 / free# JVEMV6 37#23_2 / 37. miscs of miscs / 23. CO2 / FT合成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RES 1-2*2 / free# JVEMV6 37#23_2 / 37. miscs of miscs / 23. CO2 / FT合成">
            <text:p>:m RES 1-2*2 / free# JVEMV6 37#23_2 / 37. miscs of miscs / 23. CO2 / FT合成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0_15-47-39_000.jpg</text:p>
          </table:table-cell>
          <table:table-cell table:style-name="ce16" office:value-type="string">
            <text:p>:m 1*1 RES / 245 / 『帝王学』　山本七平 / p.111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1*1 RES / 245 / 『帝王学』　山本七平 / p.111">
            <text:p>:m 1*1 RES / 245 / 『帝王学』　山本七平 / p.11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0_16-24-32_000.jpg</text:p>
          </table:table-cell>
          <table:table-cell table:style-name="ce15" office:value-type="string">
            <text:p>:m 1-2*2 RES / 245 / 『感染症パニック』 中原英臣 / p.115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1-2*2 RES / 245 / 『感染症パニック』 中原英臣 / p.115">
            <text:p>:m 1-2*2 RES / 245 / 『感染症パニック』 中原英臣 / p.115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0_19-16-41_000.jpg</text:p>
          </table:table-cell>
          <table:table-cell table:style-name="ce16" office:value-type="string">
            <text:p>:m music / log / fl / || s.1:seq-1,score+,t.60,R=1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music / log / fl / || s.1:seq-1,score+,t.60,R=1">
            <text:p>:m music / log / fl / || s.1:seq-1,score+,t.60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0_20-35-00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21_00-41-51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21_00-42-45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21_07-12-15_000.jpg</text:p>
          </table:table-cell>
          <table:table-cell table:style-name="ce16" office:value-type="string">
            <text:p>:m music / log / kb / || s.1:f-19,score+,k.Em,block=main;coda,R=1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music / log / kb / || s.1:f-19,score+,k.Em,block=main;coda,R=1">
            <text:p>:m music / log / kb / || s.1:f-19,score+,k.Em,block=main;coda,R=1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21_07-56-43_000.jpg</text:p>
          </table:table-cell>
          <table:table-cell table:style-name="ce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0_18-54-18_000.mp4</text:p>
          </table:table-cell>
          <table:table-cell table:style-name="ce6" office:value-type="string">
            <text:p>:VIDEO / @自室 / 記録 / jap.flute / 演奏、play / f-2020-0420-2 / 活動風景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室 / 記録 / jap.flute / 演奏、play / f-2020-0420-2 / 活動風景">
            <text:p>:VIDEO / @自室 / 記録 / jap.flute / 演奏、play / f-2020-0420-2 / 活動風景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20_19-06-30_000.mp4</text:p>
          </table:table-cell>
          <table:table-cell table:style-name="ce6" office:value-type="string">
            <text:p>:VIDEO / @自室 / 記録 / jap.flute / 演奏、play / f-2020-0420-1 / seq-1,score+,t.60,R=1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室 / 記録 / jap.flute / 演奏、play / f-2020-0420-1 / seq-1,score+,t.60,R=1">
            <text:p>:VIDEO / @自室 / 記録 / jap.flute / 演奏、play / f-2020-0420-1 / seq-1,score+,t.60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1_06-59-03_000.mp4</text:p>
          </table:table-cell>
          <table:table-cell table:style-name="ce6" office:value-type="string">
            <text:p>:VIDEO / @自宅 / メモ / kb,keyboard / 演奏、play / k-2020-0421-1 / f-19,score+,k.Em,block=main;coda,R=1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宅 / メモ / kb,keyboard / 演奏、play / k-2020-0421-1 / f-19,score+,k.Em,block=main;coda,R=1">
            <text:p>:VIDEO / @自宅 / メモ / kb,keyboard / 演奏、play / k-2020-0421-1 / f-19,score+,k.Em,block=main;coda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08:28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1T08:28:01.04</dc:date>
    <dc:creator>iwabuchi ken</dc:creator>
    <meta:editing-duration>P19DT18H13M10S</meta:editing-duration>
    <meta:editing-cycles>7786</meta:editing-cycles>
    <meta:document-statistic meta:table-count="1" meta:cell-count="747" meta:object-count="0"/>
  </office:meta>
</office:document-meta>
</file>